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23.21mm"/>
    </style:style>
    <style:style style:name="co8" style:family="table-column">
      <style:table-column-properties fo:break-before="auto" style:column-width="19.9mm"/>
    </style:style>
    <style:style style:name="co9" style:family="table-column">
      <style:table-column-properties fo:break-before="auto" style:column-width="143.7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4"/>
          <table:table-cell table:style-name="ce7" table:number-columns-repeated="1019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office:value-type="string" calcext:value-type="string">
            <text:p>Main Controls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table:number-columns-repeated="1015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73" calcext:value-type="float">
            <text:p>73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4" calcext:value-type="float">
            <text:p>7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9</text:p>
          </table:table-cell>
          <table:table-cell office:value-type="string" calcext:value-type="string">
            <text:p>Load instrument ID from root and/or bank to p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9</text:p>
          </table:table-cell>
          <table:table-cell office:value-type="string" calcext:value-type="string">
            <text:p>Save instrument ID to root and/or ban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instrument to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 + 0 to 63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</text:p>
          </table:table-cell>
          <table:table-cell office:value-type="string" calcext:value-type="string">
            <text:p>Y cc</text:p>
          </table:table-cell>
          <table:table-cell office:value-type="string" calcext:value-type="string">
            <text:p>Y fea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sett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</text:p>
          </table:table-cell>
          <table:table-cell office:value-type="string" calcext:value-type="string">
            <text:p>R inst</text:p>
          </table:table-cell>
          <table:table-cell office:value-type="string" calcext:value-type="string">
            <text:p>U inst</text:p>
          </table:table-cell>
          <table:table-cell office:value-type="string" calcext:value-type="string">
            <text:p>D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names using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</table:table-row>
        <table:table-row table:style-name="ro1">
          <table:table-cell table:number-columns-repeated="11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size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10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7"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Channel</text:p>
          </table:table-cell>
          <table:table-cell office:value-type="string" calcext:value-type="string">
            <text:p>Par1</text:p>
          </table:table-cell>
          <table:table-cell office:value-type="string" calcext:value-type="string">
            <text:p>Par2</text:p>
          </table:table-cell>
          <table:table-cell office:value-type="string" calcext:value-type="string">
            <text:p>Par 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ote On – P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ote Off – P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192 to 819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troller – Par 1 =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3"/>
          <table:table-cell office:value-type="string" calcext:value-type="string">
            <text:p>Program Change (128 to 159 = extended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3"/>
          <table:table-cell office:value-type="string" calcext:value-type="string">
            <text:p>Bank Ch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3"/>
          <table:table-cell office:value-type="string" calcext:value-type="string">
            <text:p>Bank Root Change</text:p>
          </table:table-cell>
          <table:table-cell table:number-columns-repeated="1014"/>
        </table:table-row>
        <table:table-row table:style-name="ro1" table:number-rows-repeated="10479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/00/0000</text:date>, <text:time style:data-style-name="N2" text:time-value="18:25:37.7557625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7-10-24T19:43:40.556103194</dc:date>
    <meta:editing-duration>P6DT8H53M27S</meta:editing-duration>
    <meta:editing-cycles>446</meta:editing-cycles>
    <meta:generator>LibreOffice/5.2.7.2$Linux_X86_64 LibreOffice_project/20m0$Build-2</meta:generator>
    <meta:document-statistic meta:table-count="1" meta:cell-count="5392" meta:object-count="0"/>
  </office:meta>
</office:document-meta>
</file>